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gust 24, 2007 <text:s/>2:00 PM Meeting with JoAnne and Mark</text:p>
      <text:p text:style-name="Standard"/>
      <text:p text:style-name="Standard">Meeting notes:</text:p>
      <text:list text:style-name="L1">
        <text:list-item>
          <text:p text:style-name="P1">We started off casually by discussing some new projects occurring in the lab, ie. Loan's system and the cool octane bilayer system to see how peptides partition at the hydrophobic interface. </text:p>
        </text:list-item>
        <text:list-item>
          <text:p text:style-name="P1">Relayed and discussed results of alanine dipeptide system. JoAnne asked whether chiro + ala dipeptide simulations was done. Experimentally, in vivo, chiro is known to not bind to Abeta. (see papers by McLaurin, Chakarbarrty et al – several papers). <text:s/>It would help to know how “successful” chiro is compared to epi, myo, and scyllo (Mark agrees). </text:p>
        </text:list-item>
        <text:list-item>
          <text:p text:style-name="P1">Mark asked what is the spatial orientation of scyllo-inositol when it binds to the alanine dipeptide. <text:s/>Does scyllo always lie on the same plane as alanine dipeptide ( ie binding edge to edge in our terminology) ? <text:s/>How are the hydrophobic faces of inositol directed. He thinks this is an important factor; <text:s/>he thinks the fact that scyllo has two hydrophobic surfaces (and is the only isomer with both face hydrophobic) has something to do with its binding efficacy.</text:p>
        </text:list-item>
      </text:list>
      <text:list text:style-name="L2">
        <text:list-item>
          <text:p text:style-name="P2">Amyloid beta is known to make holes in membranes. <text:s/>In literature, these are often called channels or pores, however they are not real channels. <text:s/>Abeta causes transient membrane disturbances that allow materials flow in and out of the membrane. <text:s/>(see paper by Glabe)</text:p>
        </text:list-item>
        <text:list-item>
          <text:p text:style-name="P2">Do we have suggestions as to what substituents can they use to vary scyllo? <text:s/>Mark said they've tried a few: <text:s/>They started with all OH groups at equatorial and substituted at the 1,4 positions. They tried substituting with fluorine, methyls, hydrogens and measured their activity. <text:s/>So far, not too much progress yet, but Mark has a lot of ide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8-24T16:28:22</meta:creation-date>
    <dc:date>2007-09-26T14:01:42</dc:date>
    <dc:language>en-US</dc:language>
    <meta:editing-cycles>18</meta:editing-cycles>
    <meta:editing-duration>PT5H10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77" meta:character-count="1677"/>
  </office:meta>
</office:document-meta>
</file>